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1" text:start-value="1" style:num-suffix=".">
        <style:list-level-properties text:space-before="0.0in" text:min-label-width="0.4in"/>
      </text:list-level-style-number>
    </text:list-style>
    <text:list-style style:name="L5">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1" text:outline-level="1"><text:bookmark-start text:name="cross-license-collaborative-agreement"/>Cross-License Collaborative Agreement<text:bookmark-end text:name="cross-license-collaborative-agreement"/></text:h>
      <text:p text:style-name="First_20_paragraph">Version 1.0.0-pre.3</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licensing their project as a whol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provide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contribution they are offering</text:p>
        </text:list-item>
      </text:list>
      <text:h text:style-name="Heading_20_3" text:outline-level="3"><text:bookmark-start text:name="admission"/>Admission<text:bookmark-end text:name="admission"/></text:h>
      <text:p text:style-name="First_20_paragraph">For a candidate to become a contributor, an existing contributor must secure <text:a xlink:type="simple" xlink:href="#majority" office:name=""><text:span text:style-name="Definition">majority approval</text:span></text:a> in favor of their application and <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When <text:a xlink:type="simple" xlink:href="#soliciting-votes" office:name=""><text:span text:style-name="Definition">soliciting votes</text:span></text:a> for an application, the soliciting contributor must <text:a xlink:type="simple" xlink:href="#circulating-messages" office:name=""><text:span text:style-name="Definition">circulate</text:span></text:a> the candidate’s complete <text:a xlink:type="simple" xlink:href="#application" office:name=""><text:span text:style-name="Definition">application</text:span></text:a>.</text:p>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licenses to that contributor end, but their cross-licenses to other contributors, as well as any sublicenses they have given, continue.</text:p>
      <text:h text:style-name="Heading_20_2" text:outline-level="2"><text:bookmark-start text:name="cross-licenses"/>Cross-Licenses<text:bookmark-end text:name="cross-licenses"/></text:h>
      <text:h text:style-name="Heading_20_3" text:outline-level="3"><text:bookmark-start text:name="copyright"/>Copyright<text:bookmark-end text:name="copyright"/></text:h>
      <text:p text:style-name="First_20_paragraph">Each contributor gives a cross-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licenses under these terms do not give contributors themselves any special permission for the project, only permission to give sublicenses to others.</text:p>
      <text:h text:style-name="Heading_20_3" text:outline-level="3"><text:bookmark-start text:name="sublicensing"/>Sublicensing<text:bookmark-end text:name="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2">
        <text:list-item>
          <text:p text:style-name="P2">identification of the contributor proposing to give the sublicense</text:p>
        </text:list-item>
        <text:list-item>
          <text:p text:style-name="P2">an exact copy of all the proposed sublicense terms</text:p>
        </text:list-item>
        <text:list-item>
          <text:p text:style-name="P2">identification of the recipient or recipients of the sublicense</text:p>
        </text:list-item>
        <text:list-item>
          <text:p text:style-name="P2">a description of any relationship between those who will receive or benefit from the sublicense</text:p>
        </text:list-item>
        <text:list-item>
          <text:p text:style-name="P2">an exact copy of all the terms of any agreement that has, will, or could pay the contributor proposing to give the sublicense for proposing or securing approval for the sublicense</text:p>
        </text:list-item>
      </text:list>
      <text:p text:style-name="First_20_paragraph">Contributors may give sublicenses to specific recipients, a categories of recipients, or the public as a whole. Sublicenses may allow sublicensing in turn. Sublicenses must apply from the time the sublicense is given, or from a time stated in the terms, not retroactively.</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from a recipient of a sublicens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and second contributors must agree on a global, free or low-cost, high-speed, electronic communication system, such as e-mail, and provide addresses for that syst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 address to be replaced.</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3">
        <text:list-item>
          <text:p text:style-name="P3">the identity of the project</text:p>
        </text:list-item>
        <text:list-item>
          <text:p text:style-name="P3">the complete text of the proposal</text:p>
        </text:list-item>
        <text:list-item>
          <text:p text:style-name="P3">the voting standard required</text:p>
        </text:list-item>
        <text:list-item>
          <text:p text:style-name="P3">the date of 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indicate a vote in favor. Messages like “I oppose.”, “I vote against.”, and “Nay” indicate a vote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does not have to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4">
        <text:list-item>
          <text:p text:style-name="P4">all the information required to <text:a xlink:type="simple" xlink:href="#soliciting-votes" office:name=""><text:span text:style-name="Definition">solicit votes</text:span></text:a></text:p>
        </text:list-item>
        <text:list-item>
          <text:p text:style-name="P4">copies of all <text:a xlink:type="simple" xlink:href="#voting" office:name=""><text:span text:style-name="Definition">vote messages</text:span></text:a></text:p>
        </text:list-item>
        <text:list-item>
          <text:p text:style-name="P4">counts of votes in favor, votes against, and contributors not responding by the <text:a xlink:type="simple" xlink:href="#deadline" office:name=""><text:span text:style-name="Definition">deadline</text:span></text:a></text:p>
        </text:list-item>
        <text:list-item>
          <text:p text:style-name="P4">whether contributors approved the proposal or not</text:p>
        </text:list-item>
      </text:list>
      <text:h text:style-name="Heading_20_2" text:outline-level="2"><text:bookmark-start text:name="payments"/>Payments<text:bookmark-end text:name="payments"/></text:h>
      <text:h text:style-name="Heading_20_3" text:outline-level="3"><text:bookmark-start text:name="equal-pay"/>Equal Pay<text:bookmark-end text:name="equal-pay"/></text:h>
      <text:p text:style-name="First_20_paragraph">Each contributor is entitled to receive an equal share of license fees for the project. Any sublicense that entitles any contributor to payment must require payment to the contributor who gave the sublicense to start, and to any successor for which any contributor secures <text:a xlink:type="simple" xlink:href="#majority" office:name=""><text:span text:style-name="Definition">majority approval</text:span></text:a> after.</text:p>
      <text:h text:style-name="Heading_20_3" text:outline-level="3"><text:bookmark-start text:name="distributing-payments"/>Distributing Payments<text:bookmark-end text:name="distributing-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ir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text:bookmark-start text:name="payment-processing-fees"/>Payment Processing Fees<text:bookmark-end text:name="payment-processing-fees"/></text:h>
      <text:p text:style-name="First_20_paragraph">If a contributor’s <text:a xlink:type="simple" xlink:href="#payment-instructions" office:name=""><text:span text:style-name="Definition">payment instructions</text:span></text:a> require the distributing contributor to pay a fee, the contributor making the payment may reduce the amount of the payment by the amount of the fee, so the distributing contributor does not have to pay any processing fees out of pocket.</text:p>
      <text:h text:style-name="Heading_20_3" text:outline-level="3"><text:bookmark-start text:name="failed-payments"/>Failed Payments<text:bookmark-end text:name="failed-payments"/></text:h>
      <text:p text:style-name="First_20_paragraph">If a contributor does not respond to a payment of their share, the next step depends on the amount of their share.</text:p>
      <text:p text:style-name="Text_20_body">If the amount is ten percent or less of the payment under the sublicense, or the payment processing fees would be 50% or more of the amount,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text:bookmark-start text:name="payment-instructions"/>Payment Instructions<text:bookmark-end text:name="payment-instructions"/></text:h>
      <text:p text:style-name="First_20_paragraph">Contributors must provide payment instructions for global, low-cost, high-speed, electronic payment systems.</text:p>
      <text:h text:style-name="Heading_20_3" text:outline-level="3"><text:bookmark-start text:name="change-of-payment-instructions"/>Change of Payment Instructions<text:bookmark-end text:name="change-of-payment-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5">
        <text:list-item>
          <text:p text:style-name="P5">The sending contributor must <text:a xlink:type="simple" xlink:href="#circulating-messages" office:name=""><text:span text:style-name="Definition">circulate</text:span></text:a> word of the failure and any failure message from the system.</text:p>
        </text:list-item>
        <text:list-item>
          <text:p text:style-name="P5">The sending contributor must wait 48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5">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project or these terms,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